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text-properties officeooo:rsid="00060718" officeooo:paragraph-rsid="000607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eLine94905771593504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Realidad aumentada</text:p>
          </table:table-cell>
          <table:table-cell table:style-name="Tabla1.A1" office:value-type="string">
            <text:p text:style-name="P1">ChatGPT</text:p>
          </table:table-cell>
        </table:table-row>
        <table:table-row table:style-name="TableLine94905771593504">
          <table:table-cell table:style-name="Tabla1.A1" office:value-type="string">
            <text:p text:style-name="P1">¿Cómo reducir la fluctuación magnética medida por MELISA-II debido a los cambios de temperatura del imán de neodimio del sistema de ADCS del nanosatélite UCAnFly?</text:p>
          </table:table-cell>
          <table:table-cell table:style-name="Tabla1.A1" office:value-type="string">
            <text:p text:style-name="P1">Ver réplica del CAD para diseñar cambios de posicion</text:p>
          </table:table-cell>
          <table:table-cell table:style-name="Tabla1.A1" office:value-type="string">
            <text:p text:style-name="P1">Preguntar una lista de materiales aislantes que cumplan con las propiedades de outgassing necesarias para el espac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2:29:49.712210884</meta:creation-date>
    <dc:date>2023-01-13T12:31:45.189949603</dc:date>
    <meta:editing-duration>PT1M55S</meta:editing-duration>
    <meta:editing-cycles>1</meta:editing-cycles>
    <meta:document-statistic meta:table-count="1" meta:image-count="0" meta:object-count="0" meta:page-count="1" meta:paragraph-count="5" meta:word-count="54" meta:character-count="355" meta:non-whitespace-character-count="306"/>
    <meta:generator>LibreOffice/6.4.7.2$Linux_X86_64 LibreOffice_project/40$Build-2</meta:generator>
  </office:meta>
</office:document-meta>
</file>